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8" office:value-type="string" table:number-columns-spanned="6" table:number-rows-spanned="1">
            <text:p>Returns an AD,S and GPS,S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8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8" office:value-type="string" table:number-columns-spanned="6" table:number-rows-spanned="1">
            <text:p>Return IND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8" office:value-type="string" table:number-columns-spanned="6" table:number-rows-spanned="1">
            <text:p>Returns an LID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8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8"/>
          <table:table-cell table:number-columns-repeated="1012"/>
        </table:table-row>
        <table:table-row table:style-name="ro6">
          <table:table-cell table:number-columns-repeated="4"/>
          <table:table-cell table:style-name="ce5" office:value-type="string">
            <text:p>from ref no position</text:p>
          </table:table-cell>
          <table:table-cell table:style-name="ce5" office:value-type="string">
            <text:p>number of samples to send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8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8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9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ce18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20"/>
          <table:table-cell table:number-columns-repeated="1010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8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0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9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8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style-name="ce17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style-name="ce17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style-name="ce17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style-name="ce17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style-name="ce17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style-name="ce17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style-name="ce17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style-name="ce17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10" office:value-type="string">
            <text:p>E_BADDAT</text:p>
          </table:table-cell>
          <table:table-cell table:style-name="ce13"/>
          <table:table-cell table:style-name="ce10" office:value-type="float" office:value="8">
            <text:p>8</text:p>
          </table:table-cell>
          <table:table-cell table:style-name="ce17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5-20T17:33:29</dc:date>
    <dc:creator>Gaute Hope</dc:creator>
    <meta:editing-duration>P2DT21H43M53S</meta:editing-duration>
    <meta:editing-cycles>62</meta:editing-cycles>
    <meta:generator>LibreOffice/3.5$Linux_X86_64 LibreOffice_project/350m1$Build-202</meta:generator>
    <meta:document-statistic meta:table-count="3" meta:cell-count="124" meta:object-count="0"/>
  </office:meta>
</office:document-meta>
</file>